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language="es" fo:country="ES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language="es" fo:country="E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es" fo:country="ES" style:font-size-asian="12pt" style:font-size-complex="12pt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text-properties fo:language="es" fo:country="ES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text-properties fo:language="es" fo:country="ES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es" fo:country="ES"/>
    </style:style>
    <style:style style:name="fr1" style:family="graphic" style:parent-style-name="Formula">
      <style:graphic-properties style:vertical-pos="from-top" style:horizontal-pos="from-left" style:horizontal-rel="paragraph-content" draw:ole-draw-aspect="1" draw:visible-area-top="0cm" draw:visible-area-width="5cm" draw:visible-area-height="5cm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</text:p>
      <text:p text:style-name="P7"/>
      <text:p text:style-name="P4">Un empresa de fabricación de microprocesadores tiene un procesador segmentado cuyo ciclo por instrucción es de 1. Esta empresa desea mejorar el rendimiento de este microprocesador en al menos un 40%, para ello dispone de dos propuestas elaboradas por sus ingenieros.</text:p>
      <text:p text:style-name="P4"/>
      <text:p text:style-name="P4">La propuesta 'A' consiste en que este procesador pueda emitir 4 instrucciones, y que cada 3 ciclos se emitan las instrucciones.</text:p>
      <text:p text:style-name="P4"/>
      <text:p text:style-name="P4">La propuesta 'B' consiste en que se puedan codificar 3 operaciones por cada instrucción, pero esta mejora conlleva que los ciclos por instrucción sea de 2.</text:p>
      <text:p text:style-name="P4"/>
      <text:p text:style-name="P4">¿Que propuesta cumple con dichas expectativas, 'A', 'B', ninguna o ambas?</text:p>
      <text:p text:style-name="P8"/>
      <text:p text:style-name="P8"/>
      <text:p text:style-name="P8"/>
      <text:p text:style-name="P8"/>
      <text:p text:style-name="P8"/>
      <text:p text:style-name="P4">Solución:</text:p>
      <text:p text:style-name="P11"/>
      <text:p text:style-name="P7">En primer lugar se calcula el tiempo del procesador actual.</text:p>
      <text:p text:style-name="P7"/>
      <text:p text:style-name="P6"><draw:frame draw:style-name="fr1" draw:name="Objeto1" text:anchor-type="as-char" svg:y="0cm" svg:width="8.126cm" svg:height="0.61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<draw:frame draw:style-name="fr1" draw:name="Objeto2" text:anchor-type="as-char" svg:y="0cm" svg:width="6.419cm" svg:height="0.619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>Para la propuesta A:</text:p>
      <text:p text:style-name="P7"/>
      <text:p text:style-name="P9"><draw:frame draw:style-name="fr1" draw:name="Objeto4" text:anchor-type="as-char" svg:y="0cm" svg:width="8.691cm" svg:height="1.162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9"><draw:frame draw:style-name="fr2" draw:name="Objeto3" text:anchor-type="as-char" svg:width="6.897cm" svg:height="1.162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Para la propuesta B:</text:p>
      <text:p text:style-name="P7"/>
      <text:p text:style-name="P7"/>
      <text:p text:style-name="P9"><draw:frame draw:style-name="fr1" draw:name="Objeto6" text:anchor-type="as-char" svg:y="0cm" svg:width="9.906cm" svg:height="1.162cm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9"><draw:frame draw:style-name="fr2" draw:name="Objeto5" text:anchor-type="as-char" svg:width="6.892cm" svg:height="1.162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/>
      <text:p text:style-name="P7"/>
      <text:p text:style-name="P7">Se calculan las ganancias para cada una de las 2 propuestas para si cumplen los requisitos esperados.</text:p>
      <text:p text:style-name="P7"/>
      <text:p text:style-name="P9"/>
      <text:p text:style-name="P9"><draw:frame draw:style-name="fr1" draw:name="Objeto7" text:anchor-type="as-char" svg:y="0cm" svg:width="7.151cm" svg:height="1.311cm" draw:z-index="6"><draw:object-ole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9"><draw:frame draw:style-name="fr1" draw:name="Objeto8" text:anchor-type="as-char" svg:y="0cm" svg:width="6.907cm" svg:height="1.311cm" draw:z-index="7"><draw:object-ole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9"/>
      <text:p text:style-name="P7"/>
      <text:p text:style-name="P7">Como se puede ver la propuesta 'A' solo mejoraría en un 33%, mientras que la propuesta 'B' lo haría en un 50%. Por <text:s/>tanto solo se podría desarrollar la propuesta 'B' para cumplir con los objetivos iniciale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es" fo:country="ES"/>
    </style:style>
    <style:style style:name="P2" style:family="paragraph" style:parent-style-name="Header">
      <style:paragraph-properties fo:text-align="justify" style:justify-single-word="false"/>
      <style:text-properties fo:language="es" fo:country="ES"/>
    </style:style>
    <style:style style:name="P3" style:family="paragraph" style:parent-style-name="Footnote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Arquitectura e Ingeniería de Computadores <text:s text:c="55"/>Aida Garcia Bixquert</text:p>
        <text:p text:style-name="P2">Introducción a las arquitecturas paralelas <text:s text:c="75"/>53213199P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ida</dc:creator>
    <dc:date>2009-11-01T11:55:53</dc:date>
    <meta:editing-cycles>8</meta:editing-cycles>
    <meta:editing-duration>PT7H38M2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8" meta:page-count="2" meta:paragraph-count="22" meta:word-count="187" meta:character-count="12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S</math:mi>
        </math:msub>
        <math:mo math:stretchy="false">=</math:mo>
        <math:mi math:fontstyle="italic">Número</math:mi>
      </math:mrow>
      <math:mrow>
        <math:mrow>
          <math:mi math:fontstyle="italic">Instrucciones</math:mi>
          <math:mo math:stretchy="false">×</math:mo>
          <math:mi math:fontstyle="italic">CPI</math:mi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S} = Número Instrucciones times CPI times T_{ciclo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S</math:mi>
        </math:msub>
        <math:mo math:stretchy="false">=</math:mo>
        <math:mrow>
          <math:mrow>
            <math:mn>1800</math:mn>
            <math:mo math:stretchy="false">×</math:mo>
            <math:mn>1</math:mn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800T</math:mn>
        <math:mi math:fontstyle="italic">ciclo</math:mi>
      </math:msub>
    </math:mrow>
    <math:annotation math:encoding="StarMath 5.0">T_{S} = 1800 times 1 times T_{ciclo} = 1800T_{ciclo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A</math:mi>
        </math:msub>
        <math:mo math:stretchy="false">=</math:mo>
        <math:mrow>
          <math:mrow>
            <math:mn>1800</math:mn>
            <math:mo math:stretchy="false">×</math:mo>
            <math:mrow>
              <math:mo math:stretchy="false">(</math:mo>
              <math:mfrac>
                <math:mn>3</math:mn>
                <math:mn>4</math:mn>
              </math:mfrac>
              <math:mo math:stretchy="false">)</math:mo>
            </math:mrow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350T</math:mn>
        <math:mi math:fontstyle="italic">ciclo</math:mi>
      </math:msub>
    </math:mrow>
    <math:annotation math:encoding="StarMath 5.0">T_{A} = 1800 times ({3} over {4}) times T_{ciclo} = 1350T_{ciclo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A</math:mi>
        </math:msub>
        <math:mo math:stretchy="false">=</math:mo>
        <math:mi math:fontstyle="italic">Número</math:mi>
      </math:mrow>
      <math:mrow>
        <math:mrow>
          <math:mi math:fontstyle="italic">Instrucciones</math:mi>
          <math:mo math:stretchy="false">×</math:mo>
          <math:mrow>
            <math:mo math:stretchy="false">(</math:mo>
            <math:mfrac>
              <math:mi math:fontstyle="italic">CPE</math:mi>
              <math:mi math:fontstyle="italic">IPE</math:mi>
            </math:mfrac>
            <math:mo math:stretchy="false">)</math:mo>
          </math:mrow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A} = Número Instrucciones times ({CPE} over {IPE}) times T_{ciclo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B</math:mi>
        </math:msub>
        <math:mo math:stretchy="false">=</math:mo>
        <math:mrow>
          <math:mrow>
            <math:mrow>
              <math:mo math:stretchy="false">(</math:mo>
              <math:mfrac>
                <math:mn>1800</math:mn>
                <math:mn>3</math:mn>
              </math:mfrac>
              <math:mo math:stretchy="false">)</math:mo>
            </math:mrow>
            <math:mo math:stretchy="false">×</math:mo>
            <math:mn>2</math:mn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200T</math:mn>
        <math:mi math:fontstyle="italic">ciclo</math:mi>
      </math:msub>
    </math:mrow>
    <math:annotation math:encoding="StarMath 5.0">T_{B} = ({1800} over {3}) times 2 times T_{ciclo} = 1200T_{ciclo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row>
          <math:mrow>
            <math:mo math:stretchy="false">(</math:mo>
            <math:mfrac>
              <math:mrow>
                <math:mi math:fontstyle="italic">Número</math:mi>
                <math:mi math:fontstyle="italic">de</math:mi>
                <math:mi math:fontstyle="italic">Operaciones</math:mi>
              </math:mrow>
              <math:mrow>
                <math:mi math:fontstyle="italic">Operaciones</math:mi>
                <math:mi math:fontstyle="italic">por</math:mi>
                <math:mi math:fontstyle="italic">Instrucción</math:mi>
              </math:mrow>
            </math:mfrac>
            <math:mo math:stretchy="false">)</math:mo>
          </math:mrow>
          <math:mo math:stretchy="false">×</math:mo>
          <math:mi math:fontstyle="italic">CPI</math:mi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B} = ({Número de Operaciones} over {Operaciones por Instrucción}) times CPI times T_{ciclo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G</math:mi>
              <math:mi>A</math:mi>
            </math:msub>
            <math:mo math:stretchy="false">=</math:mo>
            <math:mfrac>
              <math:msub>
                <math:mi>T</math:mi>
                <math:mi>S</math:mi>
              </math:msub>
              <math:msub>
                <math:mi>T</math:mi>
                <math:mi>A</math:mi>
              </math:msub>
            </math:mfrac>
          </math:mrow>
          <math:mo math:stretchy="false">=</math:mo>
          <math:mfrac>
            <math:msub>
              <math:mn>1800T</math:mn>
              <math:mi math:fontstyle="italic">ciclo</math:mi>
            </math:msub>
            <math:msub>
              <math:mn>1350T</math:mn>
              <math:mi math:fontstyle="italic">ciclo</math:mi>
            </math:msub>
          </math:mfrac>
        </math:mrow>
        <math:mo math:stretchy="false">=</math:mo>
        <math:mn>1</math:mn>
      </math:mrow>
      <math:mi>'</math:mi>
      <math:mn>33</math:mn>
      <math:mo math:stretchy="false">→</math:mo>
      <math:mn>33</math:mn>
      <math:mo math:stretchy="false">%</math:mo>
    </math:mrow>
    <math:annotation math:encoding="StarMath 5.0">G_{A} = {T_{S}} over {T_{A}} = 1800T_{ciclo} over 1350T_{ciclo} = 1'33 rightarrow 33%perthousand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G</math:mi>
              <math:mi>B</math:mi>
            </math:msub>
            <math:mo math:stretchy="false">=</math:mo>
            <math:mfrac>
              <math:msub>
                <math:mi>T</math:mi>
                <math:mi>S</math:mi>
              </math:msub>
              <math:msub>
                <math:mi>T</math:mi>
                <math:mi>B</math:mi>
              </math:msub>
            </math:mfrac>
          </math:mrow>
          <math:mo math:stretchy="false">=</math:mo>
          <math:mfrac>
            <math:msub>
              <math:mn>1800T</math:mn>
              <math:mi math:fontstyle="italic">ciclo</math:mi>
            </math:msub>
            <math:msub>
              <math:mn>1200T</math:mn>
              <math:mi math:fontstyle="italic">ciclo</math:mi>
            </math:msub>
          </math:mfrac>
        </math:mrow>
        <math:mo math:stretchy="false">=</math:mo>
        <math:mn>1</math:mn>
      </math:mrow>
      <math:mi>'</math:mi>
      <math:mn>5</math:mn>
      <math:mo math:stretchy="false">→</math:mo>
      <math:mn>50</math:mn>
      <math:mo math:stretchy="false">%</math:mo>
    </math:mrow>
    <math:annotation math:encoding="StarMath 5.0">G_{B} = {T_{S}} over {T_{B}} = 1800T_{ciclo} over 1200T_{ciclo} = 1'5  rightarrow 50%perthousand</math:annotation>
  </math:semantics>
</math:math>
</file>